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There are sorrows of <text:span text:style-name="T2">a</text:span><text:span text:style-name="T3"> nature so sacred that a reference to them in any/ man's speech, is almost a sacrilege. <text:s/>I shall not be/ guilty of an act, which I would deem more than indis-/-cretion. <text:s/>Cruel is he who probes a fresh sore, and galls new/ healed wounds. <text:s/>Then again, the Jewess whom duty/ compels that I shall ministerially follow out of a dear/ home with funeral supplications, awakens the memorial/ of the tenderest ties of friendship; ties which years and/ distance and the instability of circumstances have/ never loosened. <text:s/>And as I picture to my mind/ the grief which the tidings of the untimely decease/ will bring to one of mine far away, I find that words/ fail me to either eulogize or lament./</text:span></text:p>
      <text:p text:style-name="P5"><text:span text:style-name="T3">Were it not even disallowed by our religious code to/ perform obsequies at this particular season, I could/ not, in any event, have panegyrized or spoken mourn-/-fully. <text:s/>But as a fellow believer who cherishes the/ kindest feelings for the bereaved, I express before them--/ before all the survivors who loved the dead one, and devotedly/ ministered to her comforts--I express a heartfelt wish./</text:span></text:p>
      <text:p text:style-name="P5"><text:span text:style-name="T3"/></text:p>
      <text:p text:style-name="P5"><text:span text:style-name="T3">[Page 2]</text:span></text:p>
      <text:p text:style-name="P5"><text:span text:style-name="T3">I would that the offspring of G...., my oldest daughter's/ early and sweet associate, may be made to look hea-/-venward as the abode of an imparadised guardian/ watching over their every step. <text:s/>I fain would that/ they grow up spiritually, feeling that to walk in/ the path of rectitude is to enhance the glory of her/ who gave them birth, while honoring also their/ ancestry and gladdening the living who pray for/ their long and prosperous existence./</text:span></text:p>
      <text:p text:style-name="P5"><text:span text:style-name="T3">O</text:span><text:span text:style-name="T2">h</text:span><text:span text:style-name="T3"> Sovereign Creator! <text:s/>Unfathomable are Thy decrees,/ what mortal shall dare enter into judgment </text:span><text:soft-page-break/><text:span text:style-name="T3">with Thee?/ <text:s/>But Thou dispensest life and canst prolong it, that it/ may be hallowed to righteousness. <text:s/>May the children/ of Thy handmaid enjoy an existence full of vigor/ derived from their obedience to the healthful dictates of/ Thy wisdom. <text:s/>May they wax stronger and firmer in the/ pursuit of goodness and piety. <text:s/>Grant that, in the lan-/-guage of Thy Psalmist, they may "spring up like a palm/ tree, like a cedar in Lebanon, planted in the house of/ the Lord, growing in the courts of our God, flourishing in high/ old age; to declare that the Lord is upright, that He is/ our Rock, in whom there is no wrong."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8T14:24:05.79</meta:creation-date>
    <meta:document-statistic meta:table-count="0" meta:image-count="0" meta:object-count="0" meta:page-count="3" meta:paragraph-count="67" meta:word-count="560" meta:character-count="3555"/>
    <dc:date>2012-10-18T14:50:34.05</dc:date>
    <dc:creator>Penn Libraries</dc:creator>
    <meta:editing-duration>PT00H11M18S</meta:editing-duration>
    <meta:editing-cycles>1</meta:editing-cycles>
    <meta:generator>OpenOffice.org/3.2$Win32 OpenOffice.org_project/320m12$Build-9483</meta:generator>
  </office:meta>
</office:document-meta>
</file>